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58.35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128.62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9.79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4.23mm"/>
    </style:style>
    <style:style style:name="co14" style:family="table-column">
      <style:table-column-properties fo:break-before="auto" style:column-width="20.44mm"/>
    </style:style>
    <style:style style:name="co15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16.14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256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7" style:family="table-cell" style:parent-style-name="Default" style:data-style-name="N4"/>
    <style:style style:name="ce3" style:family="table-cell" style:parent-style-name="Default">
      <style:table-cell-properties fo:background-color="#cccccc"/>
      <style:text-properties fo:font-weight="bold"/>
    </style:style>
    <style:style style:name="ce4" style:family="table-cell" style:parent-style-name="Default" style:data-style-name="N99"/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nforderunge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8" table:default-cell-style-name="ce4"/>
        <table:table-column table:style-name="co12" table:default-cell-style-name="ce4"/>
        <table:table-column table:style-name="co13" table:visibility="collapse" table:default-cell-style-name="Default"/>
        <table:table-column table:style-name="co14" table:default-cell-style-name="ce4"/>
        <table:table-column table:style-name="co15" table:default-cell-style-name="ce6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6"/>
        <table:table-column table:style-name="co13" table:default-cell-style-name="ce6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austeintitel</text:p>
          </table:table-cell>
          <table:table-cell table:style-name="ce3" office:value-type="string" calcext:value-type="string">
            <text:p>Anforderung</text:p>
          </table:table-cell>
          <table:table-cell table:style-name="ce3" office:value-type="string" calcext:value-type="string">
            <text:p>Anforderungstitel</text:p>
          </table:table-cell>
          <table:table-cell table:style-name="ce3" office:value-type="string" calcext:value-type="string">
            <text:p>Stufe</text:p>
          </table:table-cell>
          <table:table-cell table:style-name="ce3" office:value-type="string" calcext:value-type="string">
            <text:p>RI</text:p>
          </table:table-cell>
          <table:table-cell table:style-name="ce3" office:value-type="string" calcext:value-type="string">
            <text:p>Wirk-Ausf</text:p>
          </table:table-cell>
          <table:table-cell table:style-name="ce3" office:value-type="string" calcext:value-type="string">
            <text:p>Wirk-Ransom</text:p>
          </table:table-cell>
          <table:table-cell table:style-name="ce3" office:value-type="string" calcext:value-type="string">
            <text:p>Wirk-Dieb</text:p>
          </table:table-cell>
          <table:table-cell table:style-name="ce3" office:value-type="string" calcext:value-type="string">
            <text:p>Robust</text:p>
          </table:table-cell>
          <table:table-cell table:style-name="ce3" office:value-type="string" calcext:value-type="string">
            <text:p>Hum Err</text:p>
          </table:table-cell>
          <table:table-cell table:style-name="ce3" office:value-type="string" calcext:value-type="string">
            <text:p>WIRKSAMKEIT</text:p>
          </table:table-cell>
          <table:table-cell table:style-name="ce3" office:value-type="string" calcext:value-type="string">
            <text:p>Ans Imp</text:p>
          </table:table-cell>
          <table:table-cell table:style-name="ce3" office:value-type="string" calcext:value-type="string">
            <text:p>Zeit Imp</text:p>
          </table:table-cell>
          <table:table-cell table:style-name="ce3" office:value-type="string" calcext:value-type="string">
            <text:p>Zeit Wart</text:p>
          </table:table-cell>
          <table:table-cell table:style-name="ce3" office:value-type="string" calcext:value-type="string">
            <text:p>AUFWAND</text:p>
          </table:table-cell>
          <table:table-cell table:style-name="ce3" office:value-type="string" calcext:value-type="string">
            <text:p>GES</text:p>
          </table:table-cell>
          <table:table-cell table:style-name="ce3" office:value-type="string" calcext:value-type="string">
            <text:p>Bemerkungen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SYS.2.1 Allgemeiner Client</text:p>
          </table:table-cell>
          <table:table-cell office:value-type="string" calcext:value-type="string">
            <text:p>SYS.2.1.A3</text:p>
          </table:table-cell>
          <table:table-cell office:value-type="string" calcext:value-type="string">
            <text:p>Aktivieren von Autoupdate-Mechanismen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3" office:value-type="boolean" office:boolean-value="true" calcext:value-type="boolean">
            <text:p>WAHR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 table:formula="of:=(IF([.G2];1;0)*[$Parameter.$B$3]+IF([.H2];1;0)*[$Parameter.$B$4]+IF([.I2];1;0)*[$Parameter.$B$5])*IF([.K2];[$Parameter.$B$10];1)*IF([.E2]=&quot;Basis&quot;;[$Parameter.$B$9];1)"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2];[$Parameter.$A$13:$Parameter.$B$16];2;0)+VLOOKUP([.N2];[$Parameter.$A$13:$Parameter.$B$16];2;0)+VLOOKUP([.O2];[$Parameter.$A$13:$Parameter.$B$16];2;0))/3" office:value-type="float" office:value="-0.0333333333333333" calcext:value-type="float">
            <text:p>-0,03</text:p>
          </table:table-cell>
          <table:table-cell table:formula="of:=([.L2]*[$Parameter.$B$18])+[.P2]" office:value-type="float" office:value="0.0666666666666667" calcext:value-type="float">
            <text:p>0,07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SYS.2.1 Allgemeiner Client</text:p>
          </table:table-cell>
          <table:table-cell office:value-type="string" calcext:value-type="string">
            <text:p>SYS.2.1.A16</text:p>
          </table:table-cell>
          <table:table-cell office:value-type="string" calcext:value-type="string">
            <text:p>Deaktivierung und Deinstallation nicht benötigter Komponenten und Kennunge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a</text:p>
          </table:table-cell>
          <table:table-cell table:number-columns-repeated="3" office:value-type="boolean" office:boolean-value="true" calcext:value-type="boolean">
            <text:p>WAHR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3];1;0)*[$Parameter.$B$3]+IF([.H3];1;0)*[$Parameter.$B$4]+IF([.I3];1;0)*[$Parameter.$B$5])*IF([.K3];[$Parameter.$B$10];1)*IF([.E3]=&quot;Basis&quot;;[$Parameter.$B$9];1)"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3];[$Parameter.$A$13:$Parameter.$B$16];2;0)+VLOOKUP([.N3];[$Parameter.$A$13:$Parameter.$B$16];2;0)+VLOOKUP([.O3];[$Parameter.$A$13:$Parameter.$B$16];2;0))/3" office:value-type="float" office:value="-0.0333333333333333" calcext:value-type="float">
            <text:p>-0,03</text:p>
          </table:table-cell>
          <table:table-cell table:formula="of:=([.L3]*[$Parameter.$B$18])+[.P3]" office:value-type="float" office:value="0.0666666666666667" calcext:value-type="float">
            <text:p>0,07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YS.1.8 Speicherlösungen</text:p>
          </table:table-cell>
          <table:table-cell office:value-type="string" calcext:value-type="string">
            <text:p>SYS.1.8.A3</text:p>
          </table:table-cell>
          <table:table-cell office:value-type="string" calcext:value-type="string">
            <text:p>Restriktive Rechtevergab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3" office:value-type="boolean" office:boolean-value="true" calcext:value-type="boolean">
            <text:p>WAHR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4];1;0)*[$Parameter.$B$3]+IF([.H4];1;0)*[$Parameter.$B$4]+IF([.I4];1;0)*[$Parameter.$B$5])*IF([.K4];[$Parameter.$B$10];1)*IF([.E4]=&quot;Basis&quot;;[$Parameter.$B$9];1)"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ering</text:p>
          </table:table-cell>
          <table:table-cell table:formula="of:=(VLOOKUP([.M4];[$Parameter.$A$13:$Parameter.$B$16];2;0)+VLOOKUP([.N4];[$Parameter.$A$13:$Parameter.$B$16];2;0)+VLOOKUP([.O4];[$Parameter.$A$13:$Parameter.$B$16];2;0))/3" office:value-type="float" office:value="-0.0666666666666667" calcext:value-type="float">
            <text:p>-0,07</text:p>
          </table:table-cell>
          <table:table-cell table:formula="of:=([.L4]*[$Parameter.$B$18])+[.P4]" office:value-type="float" office:value="0.0333333333333334" calcext:value-type="float">
            <text:p>0,0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R.2.1 Behandlung von Sicherheitsvorfällen</text:p>
          </table:table-cell>
          <table:table-cell office:value-type="string" calcext:value-type="string">
            <text:p>DER.2.1.A4</text:p>
          </table:table-cell>
          <table:table-cell office:value-type="string" calcext:value-type="string">
            <text:p>Benachrichtigung betroffener Stellen bei Sicherheitsvorfällen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3" office:value-type="boolean" office:boolean-value="true" calcext:value-type="boolean">
            <text:p>WAHR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formula="of:=(IF([.G5];1;0)*[$Parameter.$B$3]+IF([.H5];1;0)*[$Parameter.$B$4]+IF([.I5];1;0)*[$Parameter.$B$5])*IF([.K5];[$Parameter.$B$10];1)*IF([.E5]=&quot;Basis&quot;;[$Parameter.$B$9];1)" office:value-type="float" office:value="1" calcext:value-type="float">
            <text:p>1,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ering</text:p>
          </table:table-cell>
          <table:table-cell table:formula="of:=(VLOOKUP([.M5];[$Parameter.$A$13:$Parameter.$B$16];2;0)+VLOOKUP([.N5];[$Parameter.$A$13:$Parameter.$B$16];2;0)+VLOOKUP([.O5];[$Parameter.$A$13:$Parameter.$B$16];2;0))/3" office:value-type="float" office:value="-0.0666666666666667" calcext:value-type="float">
            <text:p>-0,07</text:p>
          </table:table-cell>
          <table:table-cell table:formula="of:=([.L5]*[$Parameter.$B$18])+[.P5]" office:value-type="float" office:value="0.0333333333333334" calcext:value-type="float">
            <text:p>0,0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ON.3 Datensicherungskonzept</text:p>
          </table:table-cell>
          <table:table-cell office:value-type="string" calcext:value-type="string">
            <text:p>CON.3.A4</text:p>
          </table:table-cell>
          <table:table-cell office:value-type="string" calcext:value-type="string">
            <text:p>Erstellung eines Minimaldatensicherungskonzeptes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3" office:value-type="boolean" office:boolean-value="true" calcext:value-type="boolean">
            <text:p>WAHR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 table:formula="of:=(IF([.G6];1;0)*[$Parameter.$B$3]+IF([.H6];1;0)*[$Parameter.$B$4]+IF([.I6];1;0)*[$Parameter.$B$5])*IF([.K6];[$Parameter.$B$10];1)*IF([.E6]=&quot;Basis&quot;;[$Parameter.$B$9];1)" office:value-type="float" office:value="1" calcext:value-type="float">
            <text:p>1,00</text:p>
          </table:table-cell>
          <table:table-cell table:number-columns-repeated="3" office:value-type="string" calcext:value-type="string">
            <text:p>gering</text:p>
          </table:table-cell>
          <table:table-cell table:formula="of:=(VLOOKUP([.M6];[$Parameter.$A$13:$Parameter.$B$16];2;0)+VLOOKUP([.N6];[$Parameter.$A$13:$Parameter.$B$16];2;0)+VLOOKUP([.O6];[$Parameter.$A$13:$Parameter.$B$16];2;0))/3" office:value-type="float" office:value="-0.1" calcext:value-type="float">
            <text:p>-0,10</text:p>
          </table:table-cell>
          <table:table-cell table:formula="of:=([.L6]*[$Parameter.$B$18])+[.P6]" office:value-type="float" office:value="0" calcext:value-type="float">
            <text:p>0,00</text:p>
          </table:table-cell>
          <table:table-cell office:value-type="string" calcext:value-type="string">
            <text:p>Erfordert Backupmedie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ER.1 Detektion von sicherheitsrelevanten Ereignissen</text:p>
          </table:table-cell>
          <table:table-cell office:value-type="string" calcext:value-type="string">
            <text:p>DER.1.A3</text:p>
          </table:table-cell>
          <table:table-cell office:value-type="string" calcext:value-type="string">
            <text:p>Festlegung von Meldewegen für sicherheitsrelevante Ereigniss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3" office:value-type="boolean" office:boolean-value="true" calcext:value-type="boolean">
            <text:p>WAHR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formula="of:=(IF([.G7];1;0)*[$Parameter.$B$3]+IF([.H7];1;0)*[$Parameter.$B$4]+IF([.I7];1;0)*[$Parameter.$B$5])*IF([.K7];[$Parameter.$B$10];1)*IF([.E7]=&quot;Basis&quot;;[$Parameter.$B$9];1)" office:value-type="float" office:value="1" calcext:value-type="float">
            <text:p>1,00</text:p>
          </table:table-cell>
          <table:table-cell table:number-columns-repeated="3" office:value-type="string" calcext:value-type="string">
            <text:p>gering</text:p>
          </table:table-cell>
          <table:table-cell table:formula="of:=(VLOOKUP([.M7];[$Parameter.$A$13:$Parameter.$B$16];2;0)+VLOOKUP([.N7];[$Parameter.$A$13:$Parameter.$B$16];2;0)+VLOOKUP([.O7];[$Parameter.$A$13:$Parameter.$B$16];2;0))/3" office:value-type="float" office:value="-0.1" calcext:value-type="float">
            <text:p>-0,10</text:p>
          </table:table-cell>
          <table:table-cell table:formula="of:=([.L7]*[$Parameter.$B$18])+[.P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NET.1.1 Netzarchitektur und -design</text:p>
          </table:table-cell>
          <table:table-cell office:value-type="string" calcext:value-type="string">
            <text:p>NET.1.1.A9</text:p>
          </table:table-cell>
          <table:table-cell office:value-type="string" calcext:value-type="string">
            <text:p>Grundlegende Absicherung der Kommunikation mit nicht vertrauenswürdigen Netzen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8];1;0)*[$Parameter.$B$3]+IF([.H8];1;0)*[$Parameter.$B$4]+IF([.I8];1;0)*[$Parameter.$B$5])*IF([.K8];[$Parameter.$B$10];1)*IF([.E8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8];[$Parameter.$A$13:$Parameter.$B$16];2;0)+VLOOKUP([.N8];[$Parameter.$A$13:$Parameter.$B$16];2;0)+VLOOKUP([.O8];[$Parameter.$A$13:$Parameter.$B$16];2;0))/3" office:value-type="float" office:value="-0.0333333333333333" calcext:value-type="float">
            <text:p>-0,03</text:p>
          </table:table-cell>
          <table:table-cell table:formula="of:=([.L8]*[$Parameter.$B$18])+[.P8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ET.3.1 Router und Switches</text:p>
          </table:table-cell>
          <table:table-cell office:value-type="string" calcext:value-type="string">
            <text:p>NET.3.1.A3</text:p>
          </table:table-cell>
          <table:table-cell office:value-type="string" calcext:value-type="string">
            <text:p>Restriktive Rechtevergab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9];1;0)*[$Parameter.$B$3]+IF([.H9];1;0)*[$Parameter.$B$4]+IF([.I9];1;0)*[$Parameter.$B$5])*IF([.K9];[$Parameter.$B$10];1)*IF([.E9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9];[$Parameter.$A$13:$Parameter.$B$16];2;0)+VLOOKUP([.N9];[$Parameter.$A$13:$Parameter.$B$16];2;0)+VLOOKUP([.O9];[$Parameter.$A$13:$Parameter.$B$16];2;0))/3" office:value-type="float" office:value="-0.0333333333333333" calcext:value-type="float">
            <text:p>-0,03</text:p>
          </table:table-cell>
          <table:table-cell table:formula="of:=([.L9]*[$Parameter.$B$18])+[.P9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NET.3.2 Firewall</text:p>
          </table:table-cell>
          <table:table-cell office:value-type="string" calcext:value-type="string">
            <text:p>NET.3.2.A5</text:p>
          </table:table-cell>
          <table:table-cell office:value-type="string" calcext:value-type="string">
            <text:p>Restriktive Rechtevergab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10];1;0)*[$Parameter.$B$3]+IF([.H10];1;0)*[$Parameter.$B$4]+IF([.I10];1;0)*[$Parameter.$B$5])*IF([.K10];[$Parameter.$B$10];1)*IF([.E10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10];[$Parameter.$A$13:$Parameter.$B$16];2;0)+VLOOKUP([.N10];[$Parameter.$A$13:$Parameter.$B$16];2;0)+VLOOKUP([.O10];[$Parameter.$A$13:$Parameter.$B$16];2;0))/3" office:value-type="float" office:value="-0.0333333333333333" calcext:value-type="float">
            <text:p>-0,03</text:p>
          </table:table-cell>
          <table:table-cell table:formula="of:=([.L10]*[$Parameter.$B$18])+[.P10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NET.3.2 Firewall</text:p>
          </table:table-cell>
          <table:table-cell office:value-type="string" calcext:value-type="string">
            <text:p>NET.3.2.A17</text:p>
          </table:table-cell>
          <table:table-cell office:value-type="string" calcext:value-type="string">
            <text:p>Deaktivierung von IPv4 oder IPv6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11];1;0)*[$Parameter.$B$3]+IF([.H11];1;0)*[$Parameter.$B$4]+IF([.I11];1;0)*[$Parameter.$B$5])*IF([.K11];[$Parameter.$B$10];1)*IF([.E11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11];[$Parameter.$A$13:$Parameter.$B$16];2;0)+VLOOKUP([.N11];[$Parameter.$A$13:$Parameter.$B$16];2;0)+VLOOKUP([.O11];[$Parameter.$A$13:$Parameter.$B$16];2;0))/3" office:value-type="float" office:value="-0.0333333333333333" calcext:value-type="float">
            <text:p>-0,03</text:p>
          </table:table-cell>
          <table:table-cell table:formula="of:=([.L11]*[$Parameter.$B$18])+[.P11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ET.4.1 TK-Anlagen</text:p>
          </table:table-cell>
          <table:table-cell office:value-type="string" calcext:value-type="string">
            <text:p>NET.4.1.A3</text:p>
          </table:table-cell>
          <table:table-cell office:value-type="string" calcext:value-type="string">
            <text:p>Änderung voreingestellter Passwörter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12];1;0)*[$Parameter.$B$3]+IF([.H12];1;0)*[$Parameter.$B$4]+IF([.I12];1;0)*[$Parameter.$B$5])*IF([.K12];[$Parameter.$B$10];1)*IF([.E12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12];[$Parameter.$A$13:$Parameter.$B$16];2;0)+VLOOKUP([.N12];[$Parameter.$A$13:$Parameter.$B$16];2;0)+VLOOKUP([.O12];[$Parameter.$A$13:$Parameter.$B$16];2;0))/3" office:value-type="float" office:value="-0.0333333333333333" calcext:value-type="float">
            <text:p>-0,03</text:p>
          </table:table-cell>
          <table:table-cell table:formula="of:=([.L12]*[$Parameter.$B$18])+[.P12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OPS.1.1.3 Patch- und Änderungsmanagement</text:p>
          </table:table-cell>
          <table:table-cell office:value-type="string" calcext:value-type="string">
            <text:p>OPS.1.1.3.A3</text:p>
          </table:table-cell>
          <table:table-cell office:value-type="string" calcext:value-type="string">
            <text:p>Konfiguration von Autoupdate-Mechanismen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 table:formula="of:=(IF([.G13];1;0)*[$Parameter.$B$3]+IF([.H13];1;0)*[$Parameter.$B$4]+IF([.I13];1;0)*[$Parameter.$B$5])*IF([.K13];[$Parameter.$B$10];1)*IF([.E13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13];[$Parameter.$A$13:$Parameter.$B$16];2;0)+VLOOKUP([.N13];[$Parameter.$A$13:$Parameter.$B$16];2;0)+VLOOKUP([.O13];[$Parameter.$A$13:$Parameter.$B$16];2;0))/3" office:value-type="float" office:value="-0.0333333333333333" calcext:value-type="float">
            <text:p>-0,03</text:p>
          </table:table-cell>
          <table:table-cell table:formula="of:=([.L13]*[$Parameter.$B$18])+[.P13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YS.1.3 Server unter Linux und Unix</text:p>
          </table:table-cell>
          <table:table-cell office:value-type="string" calcext:value-type="string">
            <text:p>SYS.1.3.A6</text:p>
          </table:table-cell>
          <table:table-cell office:value-type="string" calcext:value-type="string">
            <text:p>Verwaltung von Benutzern und Gruppe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14];1;0)*[$Parameter.$B$3]+IF([.H14];1;0)*[$Parameter.$B$4]+IF([.I14];1;0)*[$Parameter.$B$5])*IF([.K14];[$Parameter.$B$10];1)*IF([.E14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14];[$Parameter.$A$13:$Parameter.$B$16];2;0)+VLOOKUP([.N14];[$Parameter.$A$13:$Parameter.$B$16];2;0)+VLOOKUP([.O14];[$Parameter.$A$13:$Parameter.$B$16];2;0))/3" office:value-type="float" office:value="-0.0333333333333333" calcext:value-type="float">
            <text:p>-0,03</text:p>
          </table:table-cell>
          <table:table-cell table:formula="of:=([.L14]*[$Parameter.$B$18])+[.P14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PP.3.3 Fileserver</text:p>
          </table:table-cell>
          <table:table-cell office:value-type="string" calcext:value-type="string">
            <text:p>APP.3.3.A7</text:p>
          </table:table-cell>
          <table:table-cell office:value-type="string" calcext:value-type="string">
            <text:p>Auswahl eines Dateisystems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15];1;0)*[$Parameter.$B$3]+IF([.H15];1;0)*[$Parameter.$B$4]+IF([.I15];1;0)*[$Parameter.$B$5])*IF([.K15];[$Parameter.$B$10];1)*IF([.E15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null</text:p>
          </table:table-cell>
          <table:table-cell table:formula="of:=(VLOOKUP([.M15];[$Parameter.$A$13:$Parameter.$B$16];2;0)+VLOOKUP([.N15];[$Parameter.$A$13:$Parameter.$B$16];2;0)+VLOOKUP([.O15];[$Parameter.$A$13:$Parameter.$B$16];2;0))/3" office:value-type="float" office:value="-0.0333333333333333" calcext:value-type="float">
            <text:p>-0,03</text:p>
          </table:table-cell>
          <table:table-cell table:formula="of:=([.L15]*[$Parameter.$B$18])+[.P15]" office:value-type="float" office:value="0.0552380952380953" calcext:value-type="float">
            <text:p>0,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PP.1.2 Webbrowser</text:p>
          </table:table-cell>
          <table:table-cell office:value-type="string" calcext:value-type="string">
            <text:p>APP.1.2.A4</text:p>
          </table:table-cell>
          <table:table-cell office:value-type="string" calcext:value-type="string">
            <text:p>Versionsprüfung und Aktualisierung des Webbrowsers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ja</text:p>
          </table:table-cell>
          <table:table-cell table:number-columns-repeated="2" office:value-type="boolean" office:boolean-value="true" calcext:value-type="boolean">
            <text:p>WAHR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boolean" office:boolean-value="false" calcext:value-type="boolean">
            <text:p>FALSCH</text:p>
          </table:table-cell>
          <table:table-cell table:formula="of:=(IF([.G16];1;0)*[$Parameter.$B$3]+IF([.H16];1;0)*[$Parameter.$B$4]+IF([.I16];1;0)*[$Parameter.$B$5])*IF([.K16];[$Parameter.$B$10];1)*IF([.E16]=&quot;Basis&quot;;[$Parameter.$B$9];1)" office:value-type="float" office:value="0.885714285714286" calcext:value-type="float">
            <text:p>0,89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ering</text:p>
          </table:table-cell>
          <table:table-cell table:formula="of:=(VLOOKUP([.M16];[$Parameter.$A$13:$Parameter.$B$16];2;0)+VLOOKUP([.N16];[$Parameter.$A$13:$Parameter.$B$16];2;0)+VLOOKUP([.O16];[$Parameter.$A$13:$Parameter.$B$16];2;0))/3" office:value-type="float" office:value="-0.0666666666666667" calcext:value-type="float">
            <text:p>-0,07</text:p>
          </table:table-cell>
          <table:table-cell table:formula="of:=([.L16]*[$Parameter.$B$18])+[.P16]" office:value-type="float" office:value="0.021904761904762" calcext:value-type="float">
            <text:p>0,02</text:p>
          </table:table-cell>
          <table:table-cell/>
        </table:table-row>
        <table:table-row table:style-name="ro1" table:number-rows-repeated="7">
          <table:table-cell table:number-columns-repeated="18"/>
        </table:table-row>
        <table:table-row table:style-name="ro1" table:number-rows-repeated="4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9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4">
          <table:table-cell table:number-columns-repeated="18"/>
        </table:table-row>
        <table:table-row table:style-name="ro1" table:number-rows-repeated="5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0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4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6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9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5"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50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9">
          <table:table-cell table:number-columns-repeated="18"/>
        </table:table-row>
        <table:table-row table:style-name="ro1" table:number-rows-repeated="6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6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68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4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8"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7">
          <table:table-cell table:number-columns-repeated="18"/>
        </table:table-row>
        <table:table-row table:style-name="ro1" table:number-rows-repeated="6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12">
          <table:table-cell table:number-columns-repeated="1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9"/>
          <table:table-cell table:style-name="ce4"/>
          <table:table-cell table:number-columns-repeated="8"/>
        </table:table-row>
        <table:table-row table:style-name="ro1" table:number-rows-repeated="2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arameter" table:style-name="ta1"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Wirksamkeit: Inzide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iko</text:p>
          </table:table-cell>
          <table:table-cell office:value-type="string" calcext:value-type="string">
            <text:p>Wert (RINZ_i)</text:p>
          </table:table-cell>
          <table:table-cell office:value-type="string" calcext:value-type="string">
            <text:p>Häufigkeit nach HU18</text:p>
          </table:table-cell>
        </table:table-row>
        <table:table-row table:style-name="ro1">
          <table:table-cell office:value-type="string" calcext:value-type="string">
            <text:p>Ausfall</text:p>
          </table:table-cell>
          <table:table-cell table:style-name="ce6" table:formula="of:=[.C3]/[.C$6]" office:value-type="float" office:value="0.561904761904762" calcext:value-type="float">
            <text:p>0,56</text:p>
          </table:table-cell>
          <table:table-cell table:formula="of:=59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ansomware</text:p>
          </table:table-cell>
          <table:table-cell table:style-name="ce6" table:formula="of:=[.C4]/[.C$6]" office:value-type="float" office:value="0.323809523809524" calcext:value-type="float">
            <text:p>0,32</text:p>
          </table:table-cell>
          <table:table-cell table:formula="of:=34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ebstahl</text:p>
          </table:table-cell>
          <table:table-cell table:style-name="ce6" table:formula="of:=[.C5]/[.C$6]" office:value-type="float" office:value="0.114285714285714" calcext:value-type="float">
            <text:p>0,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6" table:formula="of:=[.C6]/[.C$6]" office:value-type="float" office:value="1" calcext:value-type="float">
            <text:p>1,00</text:p>
          </table:table-cell>
          <table:table-cell table:formula="of:=SUM([.C3:.C5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ksamkeit: Koeffizie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 – Schutzniveau nur Bas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 – Menschliche Fehlbarke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engruppen</text:p>
          </table:table-cell>
          <table:table-cell office:value-type="string" calcext:value-type="string">
            <text:p>Wert (KOG_i)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ing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string" calcext:value-type="string">
            <text:p>mittel</text:p>
          </table:table-cell>
          <table:table-cell office:value-type="float" office:value="-0.4" calcext:value-type="float">
            <text:p>-0,4</text:p>
          </table:table-cell>
          <table:table-cell/>
        </table:table-row>
        <table:table-row table:style-name="ro1">
          <table:table-cell office:value-type="string" calcext:value-type="string">
            <text:p>hoch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hrscheinlichkeit für einen Vorfall</text:p>
          </table:table-cell>
          <table:table-cell office:value-type="float" office:value="0.1" calcext:value-type="float">
            <text:p>0,1</text:p>
          </table:table-cell>
          <table:table-cell/>
        </table:table-row>
      </table:table>
      <table:named-expressions/>
      <table:database-ranges>
        <table:database-range table:name="__Anonymous_Sheet_DB__0" table:target-range-address="Anforderungen.A1:Anforderungen.R648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17:47:01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6T17:47:38.126000000</dc:date>
    <meta:editing-duration>P2DT13H58M38S</meta:editing-duration>
    <meta:editing-cycles>1103</meta:editing-cycles>
    <meta:generator>LibreOffice/6.3.2.2$Windows_X86_64 LibreOffice_project/98b30e735bda24bc04ab42594c85f7fd8be07b9c</meta:generator>
    <meta:document-statistic meta:table-count="2" meta:cell-count="298" meta:object-count="0"/>
  </office:meta>
</office:document-meta>
</file>